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190a1e" officeooo:paragraph-rsid="00190a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190a1e" officeooo:paragraph-rsid="00190a1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90a1e" officeooo:paragraph-rsid="00190a1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90a1e" officeooo:paragraph-rsid="00190a1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officeooo:rsid="00190a1e" officeooo:paragraph-rsid="00190a1e" style:font-size-asian="16pt" style:font-size-complex="16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Arial" fo:font-size="16pt" fo:font-weight="normal" officeooo:rsid="00190a1e" officeooo:paragraph-rsid="00190a1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normal" officeooo:rsid="00190a1e" officeooo:paragraph-rsid="00190a1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190a1e" officeooo:paragraph-rsid="00190a1e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font-name="Arial" fo:font-size="11pt" fo:font-weight="normal" officeooo:rsid="00190a1e" officeooo:paragraph-rsid="00190a1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190a1e" style:font-size-asian="16pt" style:font-size-complex="16pt"/>
    </style:style>
    <style:style style:name="T1" style:family="text">
      <style:text-properties style:font-name="Arial" fo:font-weight="bold" officeooo:rsid="00190a1e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 </text:p>
      <text:p text:style-name="P3">Projet fil rouge formation devweb 2301</text:p>
      <text:p text:style-name="P4"/>
      <text:p text:style-name="P5"/>
      <text:p text:style-name="P2">Sommaire :</text:p>
      <text:p text:style-name="P2"/>
      <text:p text:style-name="P10"><text:span text:style-name="T1">I- Introduction </text:span></text:p>
      <text:p text:style-name="P2"><text:span text:style-name="T2"/></text:p>
      <text:p text:style-name="P2">II-Contexte du projet</text:p>
      <text:list text:style-name="L3">
        <text:list-item>
          <text:p text:style-name="P6">Objectifs du projet</text:p>
        </text:list-item>
        <text:list-item>
          <text:p text:style-name="P6">Étude de l’existant</text:p>
        </text:list-item>
      </text:list>
      <text:p text:style-name="P7"/>
      <text:p text:style-name="P2">III-Définition des fonctionnalités</text:p>
      <text:p text:style-name="P2"/>
      <text:p text:style-name="P2">IV-Technologies utilisé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-Introduction</text:p>
      <text:p text:style-name="P2"/>
      <text:p text:style-name="P8">Ce projet s’inscrit dans les objectifs principaux de certifications de la formation développeur web dispensé par l’ADRAR</text:p>
      <text:p text:style-name="P8"/>
      <text:p text:style-name="P8">Présentation de l’ADRAR</text:p>
      <text:p text:style-name="P8"/>
      <text:p text:style-name="P8">Présentation de moi</text:p>
      <text:p text:style-name="P8"/>
      <text:p text:style-name="P8"/>
      <text:p text:style-name="P2">II-Contexte du projet</text:p>
      <text:p text:style-name="P2"><text:tab/><text:span text:style-name="T3">Objectifs du projet</text:span></text:p>
      <text:p text:style-name="P2"><text:span text:style-name="T3"/></text:p>
      <text:p text:style-name="P8">Le projet consiste à développer une web app de localisation, permettant de repérer des points clés rapidement en une seule action.</text:p>
      <text:p text:style-name="P8"><text:tab/></text:p>
      <text:p text:style-name="P8"><text:tab/><text:span text:style-name="T4">Étude de l’existant</text:span></text:p>
      <text:p text:style-name="P8"><text:span text:style-name="T4"/></text:p>
      <text:p text:style-name="P8">Applications :</text:p>
      <text:list text:style-name="L5">
        <text:list-item>
          <text:p text:style-name="P9">AroundMe : Application permettant de localiser des commerces et services.</text:p>
        </text:list-item>
        <text:list-item>
          <text:p text:style-name="P9">Local.com</text:p>
        </text:list-item>
        <text:list-item>
          <text:p text:style-name="P9">Yelp</text:p>
        </text:list-item>
        <text:list-item>
          <text:p text:style-name="P9">Google+Local</text:p>
        </text:list-item>
      </text:list>
      <text:p text:style-name="P8"/>
      <text:p text:style-name="P8"/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09:29:38.547000000</meta:creation-date>
    <meta:generator>LibreOffice/7.5.2.2$Windows_X86_64 LibreOffice_project/53bb9681a964705cf672590721dbc85eb4d0c3a2</meta:generator>
    <dc:date>2023-05-09T16:24:16.118000000</dc:date>
    <meta:editing-duration>PT6H54M37S</meta:editing-duration>
    <meta:editing-cycles>2</meta:editing-cycles>
    <meta:document-statistic meta:table-count="0" meta:image-count="0" meta:object-count="0" meta:page-count="2" meta:paragraph-count="23" meta:word-count="102" meta:character-count="686" meta:non-whitespace-character-count="607"/>
  </office:meta>
</office:document-meta>
</file>